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333cm" table:align="left"/>
    </style:style>
    <style:style style:name="Table1.A" style:family="table-column">
      <style:table-column-properties style:column-width="4.323cm"/>
    </style:style>
    <style:style style:name="Table1.B" style:family="table-column">
      <style:table-column-properties style:column-width="1.833cm"/>
    </style:style>
    <style:style style:name="Table1.C" style:family="table-column">
      <style:table-column-properties style:column-width="7.17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252cm" table:align="left"/>
    </style:style>
    <style:style style:name="Table2.A" style:family="table-column">
      <style:table-column-properties style:column-width="6.031cm"/>
    </style:style>
    <style:style style:name="Table2.B" style:family="table-column">
      <style:table-column-properties style:column-width="1.833cm"/>
    </style:style>
    <style:style style:name="Table2.C" style:family="table-column">
      <style:table-column-properties style:column-width="7.38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289cm" table:align="left"/>
    </style:style>
    <style:style style:name="Table3.A" style:family="table-column">
      <style:table-column-properties style:column-width="6.059cm"/>
    </style:style>
    <style:style style:name="Table3.B" style:family="table-column">
      <style:table-column-properties style:column-width="1.833cm"/>
    </style:style>
    <style:style style:name="Table3.C" style:family="table-column">
      <style:table-column-properties style:column-width="6.3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6.917cm" table:align="left"/>
    </style:style>
    <style:style style:name="Table4.A" style:family="table-column">
      <style:table-column-properties style:column-width="8.89cm"/>
    </style:style>
    <style:style style:name="Table4.B" style:family="table-column">
      <style:table-column-properties style:column-width="1.877cm"/>
    </style:style>
    <style:style style:name="Table4.C" style:family="table-column">
      <style:table-column-properties style:column-width="6.15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513cm" table:align="left"/>
    </style:style>
    <style:style style:name="Table5.A" style:family="table-column">
      <style:table-column-properties style:column-width="7.493cm"/>
    </style:style>
    <style:style style:name="Table5.B" style:family="table-column">
      <style:table-column-properties style:column-width="2.221cm"/>
    </style:style>
    <style:style style:name="Table5.C" style:family="table-column">
      <style:table-column-properties style:column-width="5.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302cm" table:align="left"/>
    </style:style>
    <style:style style:name="Table6.A" style:family="table-column">
      <style:table-column-properties style:column-width="7.043cm"/>
    </style:style>
    <style:style style:name="Table6.B" style:family="table-column">
      <style:table-column-properties style:column-width="2.221cm"/>
    </style:style>
    <style:style style:name="Table6.C" style:family="table-column">
      <style:table-column-properties style:column-width="6.038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start" style:justify-single-word="false"/>
      <style:text-properties fo:font-weight="bold" officeooo:paragraph-rsid="00163532" style:font-weight-asian="bold" style:font-weight-complex="bold"/>
    </style:style>
    <style:style style:name="P2" style:family="paragraph" style:parent-style-name="Heading_20_3">
      <style:paragraph-properties fo:text-align="start" style:justify-single-word="false"/>
      <style:text-properties fo:font-weight="bold" officeooo:paragraph-rsid="00163532" style:font-weight-asian="bold" style:font-weight-complex="bold"/>
    </style:style>
    <style:style style:name="P3" style:family="paragraph" style:parent-style-name="Horizontal_20_Line">
      <style:text-properties fo:font-weight="bold" officeooo:paragraph-rsid="0016353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6353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63532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weight="bold" officeooo:rsid="00164cd2" officeooo:paragraph-rsid="00164cd2" style:font-weight-asian="bold" style:font-weight-complex="bold"/>
    </style:style>
    <style:style style:name="P7" style:family="paragraph" style:parent-style-name="Text_20_body">
      <style:text-properties officeooo:paragraph-rsid="00180c97"/>
    </style:style>
    <style:style style:name="T1" style:family="text">
      <style:text-properties officeooo:rsid="00180c97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style:text-underline-style="solid" style:text-underline-width="auto" style:text-underline-color="font-color"/>
    </style:style>
    <style:style style:name="T4" style:family="text">
      <style:text-properties fo:color="#2a6099" loext:opacity="100%" style:text-underline-style="solid" style:text-underline-width="auto" style:text-underline-color="font-color" officeooo:rsid="00180c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0c9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I &amp; ML Learning Timeline (Per Topic)</text:p>
      <text:p text:style-name="P4"/>
      <text:p text:style-name="P4"/>
      <text:h text:style-name="P2" text:outline-level="3">📖 Month 1-2: Foundations (5-6 weeks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opic</text:p>
            </table:table-cell>
            <table:table-cell table:style-name="Table1.A1" office:value-type="string">
              <text:p text:style-name="Table_20_Heading">Duration</text:p>
            </table:table-cell>
            <table:table-cell table:style-name="Table1.A1" office:value-type="string">
              <text:p text:style-name="Table_20_Heading">Suggested Resources/Practice</text:p>
            </table:table-cell>
          </table:table-row>
        </table:table-header-rows>
        <table:table-row>
          <table:table-cell table:style-name="Table1.A1" office:value-type="string">
            <text:p text:style-name="Table_20_Contents">Python for Data Science</text:p>
          </table:table-cell>
          <table:table-cell table:style-name="Table1.A1" office:value-type="string">
            <text:p text:style-name="Table_20_Contents">1 week</text:p>
          </table:table-cell>
          <table:table-cell table:style-name="Table1.A1" office:value-type="string">
            <text:p text:style-name="Table_20_Contents">Numpy, Pandas, Matplotlib, Seaborn</text:p>
          </table:table-cell>
        </table:table-row>
        <table:table-row>
          <table:table-cell table:style-name="Table1.A1" office:value-type="string">
            <text:p text:style-name="Table_20_Contents">Data Visualization</text:p>
          </table:table-cell>
          <table:table-cell table:style-name="Table1.A1" office:value-type="string">
            <text:p text:style-name="Table_20_Contents">0.5 week</text:p>
          </table:table-cell>
          <table:table-cell table:style-name="Table1.A1" office:value-type="string">
            <text:p text:style-name="Table_20_Contents">Seaborn, Matplotlib projects</text:p>
          </table:table-cell>
        </table:table-row>
        <table:table-row>
          <table:table-cell table:style-name="Table1.A1" office:value-type="string">
            <text:p text:style-name="Table_20_Contents">Statistics for ML</text:p>
          </table:table-cell>
          <table:table-cell table:style-name="Table1.A1" office:value-type="string">
            <text:p text:style-name="Table_20_Contents">1 week</text:p>
          </table:table-cell>
          <table:table-cell table:style-name="Table1.A1" office:value-type="string">
            <text:p text:style-name="Table_20_Contents">Mean, Median, Variance, Distributions</text:p>
          </table:table-cell>
        </table:table-row>
        <table:table-row>
          <table:table-cell table:style-name="Table1.A1" office:value-type="string">
            <text:p text:style-name="Table_20_Contents">Linear Algebra for ML</text:p>
          </table:table-cell>
          <table:table-cell table:style-name="Table1.A1" office:value-type="string">
            <text:p text:style-name="Table_20_Contents">1 week</text:p>
          </table:table-cell>
          <table:table-cell table:style-name="Table1.A1" office:value-type="string">
            <text:p text:style-name="Table_20_Contents">Vectors, Matrices, Matrix Operations</text:p>
          </table:table-cell>
        </table:table-row>
        <table:table-row>
          <table:table-cell table:style-name="Table1.A1" office:value-type="string">
            <text:p text:style-name="Table_20_Contents">Probability Theory</text:p>
          </table:table-cell>
          <table:table-cell table:style-name="Table1.A1" office:value-type="string">
            <text:p text:style-name="Table_20_Contents">0.5 week</text:p>
          </table:table-cell>
          <table:table-cell table:style-name="Table1.A1" office:value-type="string">
            <text:p text:style-name="Table_20_Contents">Bayes theorem, Probability Distributions</text:p>
          </table:table-cell>
        </table:table-row>
        <table:table-row>
          <table:table-cell table:style-name="Table1.A1" office:value-type="string">
            <text:p text:style-name="Table_20_Contents">Calculus for ML</text:p>
          </table:table-cell>
          <table:table-cell table:style-name="Table1.A1" office:value-type="string">
            <text:p text:style-name="Table_20_Contents">1 week</text:p>
          </table:table-cell>
          <table:table-cell table:style-name="Table1.A1" office:value-type="string">
            <text:p text:style-name="Table_20_Contents">Derivatives, Gradients (light practical)</text:p>
          </table:table-cell>
        </table:table-row>
      </table:table>
      <text:p text:style-name="P5"/>
      <text:p text:style-name="P5"/>
      <text:h text:style-name="P2" text:outline-level="3">📖 Month 3-4: Core Machine Learning (5-6 weeks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Topic</text:p>
            </table:table-cell>
            <table:table-cell table:style-name="Table2.A1" office:value-type="string">
              <text:p text:style-name="Table_20_Heading">Duration</text:p>
            </table:table-cell>
            <table:table-cell table:style-name="Table2.A1" office:value-type="string">
              <text:p text:style-name="Table_20_Heading">Suggested Resources/Practice</text:p>
            </table:table-cell>
          </table:table-row>
        </table:table-header-rows>
        <table:table-row>
          <table:table-cell table:style-name="Table2.A1" office:value-type="string">
            <text:p text:style-name="Table_20_Contents">Supervised Learning Basics</text:p>
          </table:table-cell>
          <table:table-cell table:style-name="Table2.A1" office:value-type="string">
            <text:p text:style-name="Table_20_Contents">0.5 week</text:p>
          </table:table-cell>
          <table:table-cell table:style-name="Table2.A1" office:value-type="string">
            <text:p text:style-name="Table_20_Contents">Linear/Logistic Regression</text:p>
          </table:table-cell>
        </table:table-row>
        <table:table-row>
          <table:table-cell table:style-name="Table2.A1" office:value-type="string">
            <text:p text:style-name="Table_20_Contents">Decision Trees &amp; Random Forests</text:p>
          </table:table-cell>
          <table:table-cell table:style-name="Table2.A1" office:value-type="string">
            <text:p text:style-name="Table_20_Contents">0.5 week</text:p>
          </table:table-cell>
          <table:table-cell table:style-name="Table2.A1" office:value-type="string">
            <text:p text:style-name="Table_20_Contents">Scikit-learn practice</text:p>
          </table:table-cell>
        </table:table-row>
        <table:table-row>
          <table:table-cell table:style-name="Table2.A1" office:value-type="string">
            <text:p text:style-name="Table_20_Contents">SVM, KNN, Naive Bayes</text:p>
          </table:table-cell>
          <table:table-cell table:style-name="Table2.A1" office:value-type="string">
            <text:p text:style-name="Table_20_Contents">1 week</text:p>
          </table:table-cell>
          <table:table-cell table:style-name="Table2.A1" office:value-type="string">
            <text:p text:style-name="Table_20_Contents">Build small projects (Iris Dataset etc.)</text:p>
          </table:table-cell>
        </table:table-row>
        <table:table-row>
          <table:table-cell table:style-name="Table2.A1" office:value-type="string">
            <text:p text:style-name="Table_20_Contents">Unsupervised Learning Basics</text:p>
          </table:table-cell>
          <table:table-cell table:style-name="Table2.A1" office:value-type="string">
            <text:p text:style-name="Table_20_Contents">0.5 week</text:p>
          </table:table-cell>
          <table:table-cell table:style-name="Table2.A1" office:value-type="string">
            <text:p text:style-name="Table_20_Contents">K-means, Hierarchical Clustering</text:p>
          </table:table-cell>
        </table:table-row>
        <table:table-row>
          <table:table-cell table:style-name="Table2.A1" office:value-type="string">
            <text:p text:style-name="Table_20_Contents">Dimensionality Reduction (PCA)</text:p>
          </table:table-cell>
          <table:table-cell table:style-name="Table2.A1" office:value-type="string">
            <text:p text:style-name="Table_20_Contents">0.5 week</text:p>
          </table:table-cell>
          <table:table-cell table:style-name="Table2.A1" office:value-type="string">
            <text:p text:style-name="Table_20_Contents">Hands-on visualization</text:p>
          </table:table-cell>
        </table:table-row>
        <table:table-row>
          <table:table-cell table:style-name="Table2.A1" office:value-type="string">
            <text:p text:style-name="Table_20_Contents">Model Evaluation Techniques</text:p>
          </table:table-cell>
          <table:table-cell table:style-name="Table2.A1" office:value-type="string">
            <text:p text:style-name="Table_20_Contents">1 week</text:p>
          </table:table-cell>
          <table:table-cell table:style-name="Table2.A1" office:value-type="string">
            <text:p text:style-name="Table_20_Contents">Confusion matrix, Precision, Recall, AUC</text:p>
          </table:table-cell>
        </table:table-row>
        <table:table-row>
          <table:table-cell table:style-name="Table2.A1" office:value-type="string">
            <text:p text:style-name="Table_20_Contents">Hyperparameter Tuning</text:p>
          </table:table-cell>
          <table:table-cell table:style-name="Table2.A1" office:value-type="string">
            <text:p text:style-name="Table_20_Contents">0.5 week</text:p>
          </table:table-cell>
          <table:table-cell table:style-name="Table2.A1" office:value-type="string">
            <text:p text:style-name="Table_20_Contents">GridSearchCV, RandomizedSearchCV</text:p>
          </table:table-cell>
        </table:table-row>
        <table:table-row>
          <table:table-cell table:style-name="Table2.A1" office:value-type="string">
            <text:p text:style-name="Table_20_Contents">ML Mini Projects</text:p>
          </table:table-cell>
          <table:table-cell table:style-name="Table2.A1" office:value-type="string">
            <text:p text:style-name="Table_20_Contents">1 week</text:p>
          </table:table-cell>
          <table:table-cell table:style-name="Table2.A1" office:value-type="string">
            <text:p text:style-name="Table_20_Contents">Classification + Regression Problems</text:p>
          </table:table-cell>
        </table:table-row>
      </table:table>
      <text:p text:style-name="P5"/>
      <text:p text:style-name="P5"/>
      <text:h text:style-name="P2" text:outline-level="3">📖 Month 5-6: Deep Learning Fundamentals (5-6 weeks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Topic</text:p>
            </table:table-cell>
            <table:table-cell table:style-name="Table3.A1" office:value-type="string">
              <text:p text:style-name="Table_20_Heading">Duration</text:p>
            </table:table-cell>
            <table:table-cell table:style-name="Table3.A1" office:value-type="string">
              <text:p text:style-name="Table_20_Heading">Suggested Resources/Practice</text:p>
            </table:table-cell>
          </table:table-row>
        </table:table-header-rows>
        <table:table-row>
          <table:table-cell table:style-name="Table3.A1" office:value-type="string">
            <text:p text:style-name="Table_20_Contents">Neural Network Concepts</text:p>
          </table:table-cell>
          <table:table-cell table:style-name="Table3.A1" office:value-type="string">
            <text:p text:style-name="Table_20_Contents">0.5 week</text:p>
          </table:table-cell>
          <table:table-cell table:style-name="Table3.A1" office:value-type="string">
            <text:p text:style-name="Table_20_Contents">Perceptron, Activation functions</text:p>
          </table:table-cell>
        </table:table-row>
        <table:table-row>
          <table:table-cell table:style-name="Table3.A1" office:value-type="string">
            <text:p text:style-name="Table_20_Contents">Forward Propagation + Backprop</text:p>
          </table:table-cell>
          <table:table-cell table:style-name="Table3.A1" office:value-type="string">
            <text:p text:style-name="Table_20_Contents">0.5 week</text:p>
          </table:table-cell>
          <table:table-cell table:style-name="Table3.A1" office:value-type="string">
            <text:p text:style-name="Table_20_Contents">Manual calculation + Code</text:p>
          </table:table-cell>
        </table:table-row>
        <table:table-row>
          <table:table-cell table:style-name="Table3.A1" office:value-type="string">
            <text:p text:style-name="Table_20_Contents">TensorFlow/Keras/PyTorch Basics</text:p>
          </table:table-cell>
          <table:table-cell table:style-name="Table3.A1" office:value-type="string">
            <text:p text:style-name="Table_20_Contents">1 week</text:p>
          </table:table-cell>
          <table:table-cell table:style-name="Table3.A1" office:value-type="string">
            <text:p text:style-name="Table_20_Contents">Tutorials + build small models</text:p>
          </table:table-cell>
        </table:table-row>
        <table:table-row>
          <table:table-cell table:style-name="Table3.A1" office:value-type="string">
            <text:p text:style-name="Table_20_Contents">CNN (Image Classification)</text:p>
          </table:table-cell>
          <table:table-cell table:style-name="Table3.A1" office:value-type="string">
            <text:p text:style-name="Table_20_Contents">1 week</text:p>
          </table:table-cell>
          <table:table-cell table:style-name="Table3.A1" office:value-type="string">
            <text:p text:style-name="Table_20_Contents">MNIST, CIFAR-10</text:p>
          </table:table-cell>
        </table:table-row>
        <table:table-row>
          <table:table-cell table:style-name="Table3.A1" office:value-type="string">
            <text:p text:style-name="Table_20_Contents">RNN/LSTM (Sequential Data)</text:p>
          </table:table-cell>
          <table:table-cell table:style-name="Table3.A1" office:value-type="string">
            <text:p text:style-name="Table_20_Contents">1 week</text:p>
          </table:table-cell>
          <table:table-cell table:style-name="Table3.A1" office:value-type="string">
            <text:p text:style-name="Table_20_Contents">Text generation, Sentiment Analysis</text:p>
          </table:table-cell>
        </table:table-row>
        <table:table-row>
          <table:table-cell table:style-name="Table3.A1" office:value-type="string">
            <text:p text:style-name="Table_20_Contents">Deep Learning Projects</text:p>
          </table:table-cell>
          <table:table-cell table:style-name="Table3.A1" office:value-type="string">
            <text:p text:style-name="Table_20_Contents">2 weeks</text:p>
          </table:table-cell>
          <table:table-cell table:style-name="Table3.A1" office:value-type="string">
            <text:p text:style-name="Table_20_Contents">Image + Text Projects</text:p>
          </table:table-cell>
        </table:table-row>
      </table:table>
      <text:p text:style-name="P5"/>
      <text:h text:style-name="P2" text:outline-level="3">📖 Month 7-8: AI Applications (5-6 weeks)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Topic</text:p>
            </table:table-cell>
            <table:table-cell table:style-name="Table4.A1" office:value-type="string">
              <text:p text:style-name="Table_20_Heading">Duration</text:p>
            </table:table-cell>
            <table:table-cell table:style-name="Table4.A1" office:value-type="string">
              <text:p text:style-name="Table_20_Heading">Suggested Resources/Practice</text:p>
            </table:table-cell>
          </table:table-row>
        </table:table-header-rows>
        <table:table-row>
          <table:table-cell table:style-name="Table4.A1" office:value-type="string">
            <text:p text:style-name="Table_20_Contents">Natural Language Processing Basics</text:p>
          </table:table-cell>
          <table:table-cell table:style-name="Table4.A1" office:value-type="string">
            <text:p text:style-name="Table_20_Contents">1 week</text:p>
          </table:table-cell>
          <table:table-cell table:style-name="Table4.A1" office:value-type="string">
            <text:p text:style-name="Table_20_Contents">Text classification, Tokenization</text:p>
          </table:table-cell>
        </table:table-row>
        <table:table-row>
          <table:table-cell table:style-name="Table4.A1" office:value-type="string">
            <text:p text:style-name="Table_20_Contents">Sentiment Analysis, NER, Text Summarization</text:p>
          </table:table-cell>
          <table:table-cell table:style-name="Table4.A1" office:value-type="string">
            <text:p text:style-name="Table_20_Contents">1 week</text:p>
          </table:table-cell>
          <table:table-cell table:style-name="Table4.A1" office:value-type="string">
            <text:p text:style-name="Table_20_Contents">Use HuggingFace or spaCy</text:p>
          </table:table-cell>
        </table:table-row>
        <table:table-row>
          <table:table-cell table:style-name="Table4.A1" office:value-type="string">
            <text:p text:style-name="Table_20_Contents">Transfer Learning</text:p>
          </table:table-cell>
          <table:table-cell table:style-name="Table4.A1" office:value-type="string">
            <text:p text:style-name="Table_20_Contents">0.5 week</text:p>
          </table:table-cell>
          <table:table-cell table:style-name="Table4.A1" office:value-type="string">
            <text:p text:style-name="Table_20_Contents">Fine-tune MobileNet/VGG16</text:p>
          </table:table-cell>
        </table:table-row>
        <table:table-row>
          <table:table-cell table:style-name="Table4.A1" office:value-type="string">
            <text:p text:style-name="Table_20_Contents">Computer Vision (Object Detection, Segmentation)</text:p>
          </table:table-cell>
          <table:table-cell table:style-name="Table4.A1" office:value-type="string">
            <text:p text:style-name="Table_20_Contents">1 week</text:p>
          </table:table-cell>
          <table:table-cell table:style-name="Table4.A1" office:value-type="string">
            <text:p text:style-name="Table_20_Contents">YOLO/Mask-RCNN (optional)</text:p>
          </table:table-cell>
        </table:table-row>
        <table:table-row>
          <table:table-cell table:style-name="Table4.A1" office:value-type="string">
            <text:p text:style-name="Table_20_Contents">Intro to Generative AI (GANs, LLMs overview)</text:p>
          </table:table-cell>
          <table:table-cell table:style-name="Table4.A1" office:value-type="string">
            <text:p text:style-name="Table_20_Contents">1 week</text:p>
          </table:table-cell>
          <table:table-cell table:style-name="Table4.A1" office:value-type="string">
            <text:p text:style-name="Table_20_Contents">Image Generation, LLMs concepts</text:p>
          </table:table-cell>
        </table:table-row>
        <table:table-row>
          <table:table-cell table:style-name="Table4.A1" office:value-type="string">
            <text:p text:style-name="Table_20_Contents">AI Use Case Projects</text:p>
          </table:table-cell>
          <table:table-cell table:style-name="Table4.A1" office:value-type="string">
            <text:p text:style-name="Table_20_Contents">1.5 weeks</text:p>
          </table:table-cell>
          <table:table-cell table:style-name="Table4.A1" office:value-type="string">
            <text:p text:style-name="Table_20_Contents">Demand Forecasting, Chatbots</text:p>
          </table:table-cell>
        </table:table-row>
      </table:table>
      <text:h text:style-name="P2" text:outline-level="3"><text:soft-page-break/>📖 Month 9-10: Deployment &amp; MLOps Basics (4-5 weeks)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Topic</text:p>
            </table:table-cell>
            <table:table-cell table:style-name="Table5.A1" office:value-type="string">
              <text:p text:style-name="Table_20_Heading">Duration</text:p>
            </table:table-cell>
            <table:table-cell table:style-name="Table5.A1" office:value-type="string">
              <text:p text:style-name="Table_20_Heading">Suggested Resources/Practice</text:p>
            </table:table-cell>
          </table:table-row>
        </table:table-header-rows>
        <table:table-row>
          <table:table-cell table:style-name="Table5.A1" office:value-type="string">
            <text:p text:style-name="Table_20_Contents">Model Deployment with Streamlit/FastAPI</text:p>
          </table:table-cell>
          <table:table-cell table:style-name="Table5.A1" office:value-type="string">
            <text:p text:style-name="Table_20_Contents">1 week</text:p>
          </table:table-cell>
          <table:table-cell table:style-name="Table5.A1" office:value-type="string">
            <text:p text:style-name="Table_20_Contents">Build UI for models</text:p>
          </table:table-cell>
        </table:table-row>
        <table:table-row>
          <table:table-cell table:style-name="Table5.A1" office:value-type="string">
            <text:p text:style-name="Table_20_Contents">Docker for ML</text:p>
          </table:table-cell>
          <table:table-cell table:style-name="Table5.A1" office:value-type="string">
            <text:p text:style-name="Table_20_Contents">0.5 week</text:p>
          </table:table-cell>
          <table:table-cell table:style-name="Table5.A1" office:value-type="string">
            <text:p text:style-name="Table_20_Contents">Containerize a ML model</text:p>
          </table:table-cell>
        </table:table-row>
        <table:table-row>
          <table:table-cell table:style-name="Table5.A1" office:value-type="string">
            <text:p text:style-name="Table_20_Contents">Cloud Deployment (AWS/GCP/Azure)</text:p>
          </table:table-cell>
          <table:table-cell table:style-name="Table5.A1" office:value-type="string">
            <text:p text:style-name="Table_20_Contents">1 week</text:p>
          </table:table-cell>
          <table:table-cell table:style-name="Table5.A1" office:value-type="string">
            <text:p text:style-name="Table_20_Contents">Host ML models</text:p>
          </table:table-cell>
        </table:table-row>
        <table:table-row>
          <table:table-cell table:style-name="Table5.A1" office:value-type="string">
            <text:p text:style-name="Table_20_Contents">MLOps Intro (CI/CD, Monitoring)</text:p>
          </table:table-cell>
          <table:table-cell table:style-name="Table5.A1" office:value-type="string">
            <text:p text:style-name="Table_20_Contents">1 week</text:p>
          </table:table-cell>
          <table:table-cell table:style-name="Table5.A1" office:value-type="string">
            <text:p text:style-name="Table_20_Contents">Learn model versioning, logging</text:p>
          </table:table-cell>
        </table:table-row>
        <table:table-row>
          <table:table-cell table:style-name="Table5.A1" office:value-type="string">
            <text:p text:style-name="Table_20_Contents">AI Project (end-to-end)</text:p>
          </table:table-cell>
          <table:table-cell table:style-name="Table5.A1" office:value-type="string">
            <text:p text:style-name="Table_20_Contents">1-1.5 weeks</text:p>
          </table:table-cell>
          <table:table-cell table:style-name="Table5.A1" office:value-type="string">
            <text:p text:style-name="Table_20_Contents">Choose a problem + deploy it</text:p>
          </table:table-cell>
        </table:table-row>
      </table:table>
      <text:p text:style-name="P5"/>
      <text:p text:style-name="P5"/>
      <text:h text:style-name="P2" text:outline-level="3">📖 Month 11-12: Capstone Projects &amp; Competitions (4-6 weeks)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Task</text:p>
            </table:table-cell>
            <table:table-cell table:style-name="Table6.A1" office:value-type="string">
              <text:p text:style-name="Table_20_Heading">Duration</text:p>
            </table:table-cell>
            <table:table-cell table:style-name="Table6.A1" office:value-type="string">
              <text:p text:style-name="Table_20_Heading">Suggested Resources/Practice</text:p>
            </table:table-cell>
          </table:table-row>
        </table:table-header-rows>
        <table:table-row>
          <table:table-cell table:style-name="Table6.A1" office:value-type="string">
            <text:p text:style-name="Table_20_Contents">Participate in Kaggle Competitions</text:p>
          </table:table-cell>
          <table:table-cell table:style-name="Table6.A1" office:value-type="string">
            <text:p text:style-name="Table_20_Contents">1-2 weeks</text:p>
          </table:table-cell>
          <table:table-cell table:style-name="Table6.A1" office:value-type="string">
            <text:p text:style-name="Table_20_Contents">Focus on real datasets</text:p>
          </table:table-cell>
        </table:table-row>
        <table:table-row>
          <table:table-cell table:style-name="Table6.A1" office:value-type="string">
            <text:p text:style-name="Table_20_Contents">Capstone Project 1 (Tabular data)</text:p>
          </table:table-cell>
          <table:table-cell table:style-name="Table6.A1" office:value-type="string">
            <text:p text:style-name="Table_20_Contents">1 week</text:p>
          </table:table-cell>
          <table:table-cell table:style-name="Table6.A1" office:value-type="string">
            <text:p text:style-name="Table_20_Contents">Regression or Classification task</text:p>
          </table:table-cell>
        </table:table-row>
        <table:table-row>
          <table:table-cell table:style-name="Table6.A1" office:value-type="string">
            <text:p text:style-name="Table_20_Contents">Capstone Project 2 (Image/NLP)</text:p>
          </table:table-cell>
          <table:table-cell table:style-name="Table6.A1" office:value-type="string">
            <text:p text:style-name="Table_20_Contents">1 week</text:p>
          </table:table-cell>
          <table:table-cell table:style-name="Table6.A1" office:value-type="string">
            <text:p text:style-name="Table_20_Contents">Vision or Text-based AI solution</text:p>
          </table:table-cell>
        </table:table-row>
        <table:table-row>
          <table:table-cell table:style-name="Table6.A1" office:value-type="string">
            <text:p text:style-name="Table_20_Contents">Capstone Project 3 (Deployment)</text:p>
          </table:table-cell>
          <table:table-cell table:style-name="Table6.A1" office:value-type="string">
            <text:p text:style-name="Table_20_Contents">1-1.5 weeks</text:p>
          </table:table-cell>
          <table:table-cell table:style-name="Table6.A1" office:value-type="string">
            <text:p text:style-name="Table_20_Contents">Deploy one of your models online</text:p>
          </table:table-cell>
        </table:table-row>
        <table:table-row>
          <table:table-cell table:style-name="Table6.A1" office:value-type="string">
            <text:p text:style-name="Table_20_Contents">Portfolio building &amp; LinkedIn showcase</text:p>
          </table:table-cell>
          <table:table-cell table:style-name="Table6.A1" office:value-type="string">
            <text:p text:style-name="Table_20_Contents">0.5 week</text:p>
          </table:table-cell>
          <table:table-cell table:style-name="Table6.A1" office:value-type="string">
            <text:p text:style-name="Table_20_Contents">Document your work</text:p>
          </table:table-cell>
        </table:table-row>
      </table:table>
      <text:p text:style-name="P5"/>
      <text:p text:style-name="P5"/>
      <text:p text:style-name="P3"/>
      <text:h text:style-name="P1" text:outline-level="2">📌 Total Duration: <text:span text:style-name="Strong_20_Emphasis">~50-55 weeks (~12 months)</text:span></text:h>
      <text:p text:style-name="Horizontal_20_Line"/>
      <text:h text:style-name="Heading_20_2" text:outline-level="2">⚡ Pro Tip:</text:h>
      <text:p text:style-name="Text_20_body">If you can spend <text:span text:style-name="Strong_20_Emphasis">20 hours/week</text:span> — this can be reduced to <text:span text:style-name="Strong_20_Emphasis">6-8 months</text:span>.</text:p>
      <text:p text:style-name="P5"/>
      <text:p text:style-name="P3"/>
      <text:p text:style-name="P6">Day - 01</text:p>
      <text:p text:style-name="P4">📊 NumPy for AI &amp; ML — Essential Tutorial</text:p>
      <text:p text:style-name="P4"/>
      <text:h text:style-name="P1" text:outline-level="2">📌 Why NumPy Matters in AI/ML</text:h>
      <text:p text:style-name="Text_20_body">✅ High-performance array and matrix operations<text:line-break/>✅ Backbone of many ML libraries like TensorFlow, PyTorch, Scikit-learn<text:line-break/>✅ Efficient handling of multi-dimensional data (images, tensors, matrices)</text:p>
      <text:p text:style-name="Horizontal_20_Line"/>
      <text:h text:style-name="Heading_20_2" text:outline-level="2">📌 Key Concepts + Examples</text:h>
      <text:h text:style-name="Heading_20_2" text:outline-level="2">What is NumPy?</text:h>
      <text:p text:style-name="Text_20_body">NumPy is a Python library used for working with arrays.</text:p>
      <text:p text:style-name="Text_20_body">It also has functions for working in domain of linear algebra, fourier transform, and matrices.</text:p>
      <text:p text:style-name="Text_20_body">NumPy was created in <text:span text:style-name="T5">2005</text:span> by <text:span text:style-name="T5">Travis Oliphant</text:span>. It is an open source project and you can use it freely.</text:p>
      <text:p text:style-name="Text_20_body">NumPy stands for Numerical Python.</text:p>
      <text:p text:style-name="Horizontal_20_Line"/>
      <text:h text:style-name="Heading_20_2" text:outline-level="2">Why Use NumPy?</text:h>
      <text:p text:style-name="Text_20_body">In Python we have lists that serve the purpose of arrays, but they are slow to process.</text:p>
      <text:p text:style-name="Text_20_body">NumPy aims to provide an array object that is up to 50x faster than traditional Python lists.</text:p>
      <text:p text:style-name="Text_20_body">The array object in NumPy is called <text:span text:style-name="Source_20_Text">ndarray</text:span>, it provides a lot of supporting functions that make working with <text:span text:style-name="Source_20_Text">ndarray</text:span> very easy.</text:p>
      <text:p text:style-name="Text_20_body">Arrays are very frequently used in data science, where speed and resources are very important.</text:p>
      <text:p text:style-name="Text_20_body"><text:span text:style-name="Strong_20_Emphasis">Data Science:</text:span> is a branch of computer science where we study how to store, use and analyze data for deriving information from it.</text:p>
      <text:p text:style-name="Horizontal_20_Line"/>
      <text:h text:style-name="Heading_20_2" text:outline-level="2">Why is NumPy Faster Than Lists?</text:h>
      <text:p text:style-name="Text_20_body">NumPy arrays are stored at one continuous place in memory unlike lists, so processes can access and manipulate them very efficiently.</text:p>
      <text:p text:style-name="Text_20_body">This behavior is called locality of reference in computer science.</text:p>
      <text:p text:style-name="Text_20_body">This is the main reason why NumPy is faster than lists. Also it is optimized to work with latest CPU architectures.</text:p>
      <text:p text:style-name="Horizontal_20_Line"/>
      <text:h text:style-name="Heading_20_2" text:outline-level="2"><text:soft-page-break/>Which Language is NumPy written in?</text:h>
      <text:p text:style-name="Text_20_body">NumPy is a Python library and is written partially in Python, but most of the parts that require fast computation are written in C or C++.</text:p>
      <text:p text:style-name="Text_20_body"/>
      <text:p text:style-name="P5">📍 1️⃣ NumPy Arrays</text:p>
      <text:p text:style-name="P5"/>
      <text:p text:style-name="P5">import numpy as np</text:p>
      <text:p text:style-name="P5"/>
      <text:p text:style-name="P5"># Create 1D array</text:p>
      <text:p text:style-name="P5">a = np.array([1, 2, 3])</text:p>
      <text:p text:style-name="P5"/>
      <text:p text:style-name="P5"># 2D array (matrix)</text:p>
      <text:p text:style-name="P5">b = np.array([[1, 2], [3, 4]])</text:p>
      <text:p text:style-name="P5"/>
      <text:p text:style-name="P5">print(a)</text:p>
      <text:p text:style-name="P5">print(b)</text:p>
      <text:p text:style-name="P5"/>
      <text:p text:style-name="P5"/>
      <text:p text:style-name="P5">📍 2️⃣ Array Shape &amp; Reshaping</text:p>
      <text:p text:style-name="P5"/>
      <text:p text:style-name="P5">print(b.shape) <text:s/># (2, 2)</text:p>
      <text:p text:style-name="P5"/>
      <text:p text:style-name="P5"># Reshape</text:p>
      <text:p text:style-name="P5">c = np.array([1, 2, 3, 4, 5, 6])</text:p>
      <text:p text:style-name="P5">c = c.reshape(2, 3)</text:p>
      <text:p text:style-name="P5">print(c)</text:p>
      <text:p text:style-name="P5"/>
      <text:p text:style-name="P5">📍 3️⃣ Array Operations (Element-wise)</text:p>
      <text:p text:style-name="P5"/>
      <text:p text:style-name="P5">x = np.array([1, 2, 3])</text:p>
      <text:p text:style-name="P5">y = np.array([4, 5, 6])</text:p>
      <text:p text:style-name="P5"/>
      <text:p text:style-name="P5">print(x + y)</text:p>
      <text:p text:style-name="P5">print(x * y)</text:p>
      <text:p text:style-name="P5">print(x / y)</text:p>
      <text:p text:style-name="P5"/>
      <text:p text:style-name="P5">📍 4️⃣ Matrix Multiplication</text:p>
      <text:p text:style-name="P5">💡 Important for Neural Networks (dot product of weights and inputs)</text:p>
      <text:p text:style-name="P5"/>
      <text:p text:style-name="P5">A = np.array([[1, 2], [3, 4]])</text:p>
      <text:p text:style-name="P5">B = np.array([[5, 6], [7, 8]])</text:p>
      <text:p text:style-name="P5"/>
      <text:p text:style-name="P5"># Element-wise multiplication</text:p>
      <text:p text:style-name="P5">print(A * B)</text:p>
      <text:p text:style-name="P5"/>
      <text:p text:style-name="P5"># Matrix multiplication</text:p>
      <text:p text:style-name="P5">print(A.dot(B))</text:p>
      <text:p text:style-name="P5"/>
      <text:p text:style-name="P5"/>
      <text:h text:style-name="P2" text:outline-level="3"><text:soft-page-break/>📍 5️⃣ Broadcasting</text:h>
      <text:p text:style-name="Text_20_body">Allows operations on arrays of different shapes</text:p>
      <text:p text:style-name="P5">a = np.array([1, 2, 3])</text:p>
      <text:p text:style-name="P5">b = 2</text:p>
      <text:p text:style-name="P5"/>
      <text:p text:style-name="P5">print(a + b)</text:p>
      <text:p text:style-name="P5"/>
      <text:p text:style-name="P5"/>
      <text:p text:style-name="P5">📍 6️⃣ Useful NumPy Functions</text:p>
      <text:p text:style-name="P5"/>
      <text:p text:style-name="P5">np.zeros((2, 3)) <text:s text:c="4"/># Array of zeros</text:p>
      <text:p text:style-name="P5">np.ones((2, 3)) <text:s text:c="5"/># Array of ones</text:p>
      <text:p text:style-name="P5">np.eye(3) <text:s text:c="11"/># Identity matrix</text:p>
      <text:p text:style-name="P5">np.arange(0, 10, 2) <text:s/># [0 2 4 6 8]</text:p>
      <text:p text:style-name="P5">np.linspace(0, 1, 5) # [0. <text:s text:c="2"/>0.25 0.5 <text:s/>0.75 1. ]</text:p>
      <text:p text:style-name="P5"/>
      <text:h text:style-name="P2" text:outline-level="3">📍 7️⃣ Statistical Operations</text:h>
      <text:p text:style-name="Text_20_body">Vital for understanding datasets (mean, std, variance)</text:p>
      <text:p text:style-name="P5">data = np.array([1, 2, 3, 4, 5])</text:p>
      <text:p text:style-name="P5"/>
      <text:p text:style-name="P5">print(np.mean(data))</text:p>
      <text:p text:style-name="P5">print(np.std(data))</text:p>
      <text:p text:style-name="P5">print(np.var(data))</text:p>
      <text:p text:style-name="P5"/>
      <text:p text:style-name="P5"/>
      <text:p text:style-name="P5">📍 8️⃣ Random Number Generation (for ML experiments)</text:p>
      <text:p text:style-name="P5"/>
      <text:p text:style-name="P5">np.random.rand(2, 3) <text:s text:c="7"/># Uniform 0-1</text:p>
      <text:p text:style-name="P5">np.random.randn(3, 3) <text:s text:c="6"/># Standard Normal</text:p>
      <text:p text:style-name="P5">np.random.randint(0, 10, (2, 2)) <text:s/># Random ints</text:p>
      <text:h text:style-name="Heading_20_3" text:outline-level="3"/>
      <text:h text:style-name="Heading_20_3" text:outline-level="3">📍 9️⃣ Indexing, Slicing, and Masking</text:h>
      <text:p text:style-name="P5">arr = np.array([1, 2, 3, 4, 5])</text:p>
      <text:p text:style-name="P5"/>
      <text:p text:style-name="P5">print(arr[1:4]) <text:s/># [2 3 4]</text:p>
      <text:p text:style-name="P5">print(arr[arr &gt; 2]) <text:s/># [3 4 5]</text:p>
      <text:p text:style-name="P5"/>
      <text:p text:style-name="P5">📍 🔥 Bonus: Flatten, Transpose, Axis Operations</text:p>
      <text:p text:style-name="P5"/>
      <text:p text:style-name="P5">arr = np.array([[1, 2], [3, 4]])</text:p>
      <text:p text:style-name="P5"/>
      <text:p text:style-name="P5">print(arr.T) <text:s/># Transpose</text:p>
      <text:p text:style-name="P5"/>
      <text:p text:style-name="P5">print(arr.flatten()) <text:s/># [1 2 3 4]</text:p>
      <text:p text:style-name="P5"/>
      <text:p text:style-name="P5"># Sum across axis</text:p>
      <text:p text:style-name="P5">print(np.sum(arr, axis=0)) <text:s/># Column-wise sum</text:p>
      <text:p text:style-name="P5"><text:soft-page-break/>print(np.sum(arr, axis=1)) <text:s/># Row-wise sum</text:p>
      <text:p text:style-name="P5"/>
      <text:h text:style-name="P1" text:outline-level="2">📌 Quick Mini-Practice</text:h>
      <text:p text:style-name="Text_20_body">✅ Create a 3x3 random matrix and compute its transpose<text:line-break/>✅ Generate a vector of 10 numbers and calculate mean &amp; standard deviation<text:line-break/>✅ Reshape a 1D array of 12 elements into 3x4<text:line-break/>✅ Simulate a 100-sample normal distribution and find how many values are &gt; 1</text:p>
      <text:p text:style-name="Text_20_body"/>
      <text:p text:style-name="P7"><text:span text:style-name="T6">Resource:</text:span><text:span text:style-name="T1"> </text:span><text:a xlink:type="simple" xlink:href="https://www.w3schools.com/python/numpy/default.asp" text:style-name="Internet_20_link" text:visited-style-name="Visited_20_Internet_20_Link"><text:span text:style-name="T4">Numpy W3School Tutorial</text:span></text:a>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0:18:25.053356079</meta:creation-date>
    <dc:date>2025-05-08T11:25:10.359774278</dc:date>
    <meta:editing-duration>PT35M43S</meta:editing-duration>
    <meta:editing-cycles>2</meta:editing-cycles>
    <meta:generator>LibreOffice/7.3.7.2$Linux_X86_64 LibreOffice_project/30$Build-2</meta:generator>
    <meta:document-statistic meta:table-count="6" meta:image-count="0" meta:object-count="0" meta:page-count="6" meta:paragraph-count="221" meta:word-count="1057" meta:character-count="6562" meta:non-whitespace-character-count="5679"/>
  </office:meta>
</office:document-meta>
</file>